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f32" officeooo:paragraph-rsid="0004cf32"/>
    </style:style>
    <style:style style:name="P2" style:family="paragraph" style:parent-style-name="Standard" style:list-style-name="L1">
      <style:text-properties officeooo:rsid="0004cf32" officeooo:paragraph-rsid="0004cf32"/>
    </style:style>
    <style:style style:name="P3" style:family="paragraph" style:parent-style-name="Standard" style:list-style-name="L1">
      <style:text-properties officeooo:paragraph-rsid="0004cf32"/>
    </style:style>
    <style:style style:name="P4" style:family="paragraph" style:parent-style-name="Standard">
      <style:text-properties officeooo:rsid="000657a9" officeooo:paragraph-rsid="000657a9"/>
    </style:style>
    <style:style style:name="T1" style:family="text">
      <style:text-properties officeooo:rsid="0004cf3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 – Conjunto de instruções</text:p>
      <text:p text:style-name="P1"/>
      <text:p text:style-name="P1">Processo – Programa em execução</text:p>
      <text:p text:style-name="P1"/>
      <text:p text:style-name="P1">Necessidades do programa em execução: </text:p>
      <text:list xml:id="list150251320" text:style-name="L1">
        <text:list-item>
          <text:p text:style-name="P3"><text:span text:style-name="T1">espaço na memória principal</text:span></text:p>
        </text:list-item>
        <text:list-item>
          <text:p text:style-name="P2">processador</text:p>
        </text:list-item>
        <text:list-item>
          <text:p text:style-name="P2">tempo alocado para a execução deste</text:p>
        </text:list-item>
        <text:list-item>
          <text:p text:style-name="P2">tem de ser capaz de comunicar com o Input/Output (ler dados de entrada e escrever dados de saída)</text:p>
        </text:list-item>
        <text:list-item>
          <text:p text:style-name="P2">O sistema operativo fornece-lhe os recursos de que necessita</text:p>
        </text:list-item>
      </text:list>
      <text:p text:style-name="P1"/>
      <text:p text:style-name="P1"/>
      <text:p text:style-name="P4">O processador pode estar em 3 estados principais:</text:p>
      <text:p text:style-name="P4">Ready to run, Run, Block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31:00.673260400</meta:creation-date>
    <dc:date>2023-11-10T11:45:47.865565426</dc:date>
    <meta:editing-duration>PT4M37S</meta:editing-duration>
    <meta:editing-cycles>1</meta:editing-cycles>
    <meta:document-statistic meta:table-count="0" meta:image-count="0" meta:object-count="0" meta:page-count="1" meta:paragraph-count="10" meta:word-count="69" meta:character-count="417" meta:non-whitespace-character-count="360"/>
    <meta:generator>LibreOffice/7.3.7.2$Linux_X86_64 LibreOffice_project/30$Build-2</meta:generator>
  </office:meta>
</office:document-meta>
</file>